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bd21" officeooo:paragraph-rsid="0012bd21"/>
    </style:style>
    <style:style style:name="P2" style:family="paragraph" style:parent-style-name="Standard">
      <style:text-properties officeooo:rsid="00149523" officeooo:paragraph-rsid="00149523"/>
    </style:style>
    <style:style style:name="P3" style:family="paragraph" style:parent-style-name="Standard">
      <style:text-properties officeooo:rsid="00165df0" officeooo:paragraph-rsid="00165df0"/>
    </style:style>
    <style:style style:name="P4" style:family="paragraph" style:parent-style-name="Table_20_Contents">
      <style:text-properties officeooo:rsid="00165df0" officeooo:paragraph-rsid="00165df0"/>
    </style:style>
    <style:style style:name="P5" style:family="paragraph" style:parent-style-name="Table_20_Contents">
      <style:text-properties officeooo:rsid="00168bd2" officeooo:paragraph-rsid="00168bd2"/>
    </style:style>
    <style:style style:name="P6" style:family="paragraph" style:parent-style-name="Table_20_Contents">
      <style:text-properties officeooo:rsid="0016dd44" officeooo:paragraph-rsid="0016dd44"/>
    </style:style>
    <style:style style:name="P7" style:family="paragraph">
      <style:paragraph-properties fo:text-align="center"/>
    </style:style>
    <style:style style:name="T1" style:family="text">
      <style:text-properties officeooo:rsid="00168bd2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8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4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gram Equalizer Unit – Basic design plan</text:p>
      <text:p text:style-name="P1"/>
      <text:p text:style-name="P1"><draw:frame text:anchor-type="paragraph" draw:z-index="21" draw:style-name="gr13" svg:width="1.4898in" svg:height="0.3232in" svg:x="0.7957in" svg:y="3.2362in"><draw:text-box><text:p>top_without_mem</text:p></draw:text-box></draw:frame><draw:rect text:anchor-type="paragraph" draw:z-index="20" draw:style-name="gr2" draw:text-style-name="P7" svg:width="6.2504in" svg:height="4.1252in" svg:x="0.6291in" svg:y="2.3925in"><text:p/></draw:rect><draw:frame text:anchor-type="paragraph" draw:z-index="19" draw:style-name="gr12" svg:width="6.2504in" svg:height="4.198in" svg:x="0.6291in" svg:y="2.4445in"><draw:text-box><text:p/></draw:text-box></draw:frame><draw:frame text:anchor-type="paragraph" draw:z-index="18" draw:style-name="gr11" svg:width="1.2815in" svg:height="0.4898in" svg:x="5.2126in" svg:y="5.1634in"><draw:text-box><text:p>Divider module</text:p></draw:text-box></draw:frame><draw:frame text:anchor-type="paragraph" draw:z-index="17" draw:style-name="gr10" svg:width="1.2295in" svg:height="0.4795in" svg:x="3.2646in" svg:y="5.0693in"><draw:text-box><text:p>Cdf module</text:p></draw:text-box></draw:frame><draw:frame text:anchor-type="paragraph" draw:z-index="16" draw:style-name="gr9" svg:width="1.2504in" svg:height="0.8543in" svg:x="1.2228in" svg:y="5.0693in"><draw:text-box><text:p>Histogram module</text:p></draw:text-box></draw:frame><draw:frame text:anchor-type="paragraph" draw:z-index="15" draw:style-name="gr8" svg:width="4.0421in" svg:height="0.2504in" svg:x="0.8898in" svg:y="6.111in"><draw:text-box><text:p>Histogram equalizer core</text:p></draw:text-box></draw:frame><draw:frame text:anchor-type="paragraph" draw:z-index="14" draw:style-name="gr7" svg:width="1.8752in" svg:height="0.5315in" svg:x="2.8374in" svg:y="3.4339in"><draw:text-box><text:p>Top level fsm for pipelined control</text:p></draw:text-box></draw:frame><draw:frame text:anchor-type="paragraph" draw:z-index="13" draw:style-name="gr6" svg:width="5.1878in" svg:height="0.1925in" svg:x="1.2335in" svg:y="2.7154in"><draw:text-box><text:p>Memory controller/ arbiter</text:p></draw:text-box></draw:frame><draw:frame text:anchor-type="paragraph" draw:z-index="12" draw:style-name="gr5" svg:width="1.2189in" svg:height="0.4587in" svg:x="5.2854in" svg:y="1.111in"><draw:text-box><text:p>Output memory</text:p></draw:text-box></draw:frame><draw:frame text:anchor-type="paragraph" draw:z-index="11" draw:style-name="gr4" svg:width="1.1252in" svg:height="0.5004in" svg:x="3.2437in" svg:y="1.0799in"><draw:text-box><text:p>Scratch memory</text:p></draw:text-box></draw:frame><draw:frame text:anchor-type="paragraph" draw:z-index="10" draw:style-name="gr3" svg:width="0.948in" svg:height="0.4378in" svg:x="1.2228in" svg:y="1.1319in"><draw:text-box><text:p>Input memory</text:p></draw:text-box></draw:frame><draw:rect text:anchor-type="paragraph" draw:z-index="0" draw:style-name="gr1" draw:text-style-name="P7" svg:width="5.9795in" svg:height="1.7606in" svg:x="0.7752in" svg:y="4.6008in"><text:p/></draw:rect><draw:rect text:anchor-type="paragraph" draw:z-index="9" draw:style-name="gr1" draw:text-style-name="P7" svg:width="1.4689in" svg:height="1.4689in" svg:x="5.0252in" svg:y="4.6217in"><text:p/></draw:rect><draw:rect text:anchor-type="paragraph" draw:z-index="8" draw:style-name="gr1" draw:text-style-name="P7" svg:width="1.6669in" svg:height="1.3232in" svg:x="3.0252in" svg:y="4.7047in"><text:p/></draw:rect><draw:rect text:anchor-type="paragraph" draw:z-index="7" draw:style-name="gr1" draw:text-style-name="P7" svg:width="1.4169in" svg:height="1.2921in" svg:x="1.0563in" svg:y="4.778in"><text:p/></draw:rect><draw:rect text:anchor-type="paragraph" draw:z-index="6" draw:style-name="gr1" draw:text-style-name="P7" svg:width="2.698in" svg:height="1.0941in" svg:x="2.4in" svg:y="3.1425in"><text:p/></draw:rect><draw:rect text:anchor-type="paragraph" draw:z-index="5" draw:style-name="gr1" draw:text-style-name="P7" svg:width="5.698in" svg:height="0.365in" svg:x="0.9728in" svg:y="2.5693in"><text:p/></draw:rect><draw:rect text:anchor-type="paragraph" draw:z-index="4" draw:style-name="gr1" draw:text-style-name="P7" svg:width="1.5524in" svg:height="1.0421in" svg:x="5.0772in" svg:y="0.8402in"><text:p/></draw:rect><draw:rect text:anchor-type="paragraph" draw:z-index="3" draw:style-name="gr1" draw:text-style-name="P7" svg:width="1.6461in" svg:height="1.0524in" svg:x="2.9in" svg:y="0.8402in"><text:p/></draw:rect><draw:rect text:anchor-type="paragraph" draw:z-index="2" draw:style-name="gr1" draw:text-style-name="P7" svg:width="1.5524in" svg:height="1.0315in" svg:x="0.9102in" svg:y="0.8508in"><text:p/></draw:rect><draw:rect text:anchor-type="paragraph" draw:z-index="1" draw:style-name="gr2" draw:text-style-name="P7" svg:width="6.448in" svg:height="6.6461in" svg:x="0.4835in" svg:y="0.6736in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1.1<text:tab/>Histogram block level</text:p>
      <text:p text:style-name="P2"/>
      <text:p text:style-name="P3">histogram_control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4">Inputs</text:p>
          </table:table-cell>
          <table:table-cell table:style-name="Table1.A1" office:value-type="string">
            <text:p text:style-name="P6">Width</text:p>
          </table:table-cell>
          <table:table-cell table:style-name="Table1.C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4">Clock 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>Reset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start_histogram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4">From top level control indicating to start histogram. It is 1 clock wide. </text:p>
          </table:table-cell>
        </table:table-row>
        <table:table-row>
          <table:table-cell table:style-name="Table1.A2" office:value-type="string">
            <text:p text:style-name="P4">input_memory_read_finished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5">From top level control indicating that input memory has been completely read. It is 1 clock wide. </text:p>
          </table:table-cell>
        </table:table-row>
        <table:table-row>
          <table:table-cell table:style-name="Table1.A2" office:value-type="string">
            <text:p text:style-name="P4">all_pixel_<text:span text:style-name="T1">written</text:span>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5">From data path indicating all pixels are processed and it is ready for a memory read.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3"/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5">Outputs</text:p>
          </table:table-cell>
          <table:table-cell table:style-name="Table2.A1" office:value-type="string">
            <text:p text:style-name="P6">Width</text:p>
          </table:table-cell>
          <table:table-cell table:style-name="Table2.C1" office:value-type="string">
            <text:p text:style-name="P5">Description</text:p>
          </table:table-cell>
        </table:table-row>
        <table:table-row>
          <table:table-cell table:style-name="Table2.A2" office:value-type="string">
            <text:p text:style-name="P5">set_read_address_input_mem</text:p>
          </table:table-cell>
          <table:table-cell table:style-name="Table2.A2" office:value-type="string">
            <text:p text:style-name="P6">1</text:p>
          </table:table-cell>
          <table:table-cell table:style-name="Table2.C2" office:value-type="string">
            <text:p text:style-name="P5">Indicate data path to latch input mem address pointer with next value. </text:p>
          </table:table-cell>
        </table:table-row>
        <table:table-row>
          <table:table-cell table:style-name="Table2.A2" office:value-type="string">
            <text:p text:style-name="P5">set_read_address_scratch_mem</text:p>
          </table:table-cell>
          <table:table-cell table:style-name="Table2.A2" office:value-type="string">
            <text:p text:style-name="P6">1</text:p>
          </table:table-cell>
          <table:table-cell table:style-name="Table2.C2" office:value-type="string">
            <text:p text:style-name="P5">Indicate data path to latch scratch mem address pointer with next value. </text:p>
          </table:table-cell>
        </table:table-row>
        <table:table-row>
          <table:table-cell table:style-name="Table2.A2" office:value-type="string">
            <text:p text:style-name="P5">set_write_address_scratch_mem</text:p>
          </table:table-cell>
          <table:table-cell table:style-name="Table2.A2" office:value-type="string">
            <text:p text:style-name="P6">1</text:p>
          </table:table-cell>
          <table:table-cell table:style-name="Table2.C2" office:value-type="string">
            <text:p text:style-name="P5">Indicate data path to latch write mem address pointer with next value. </text:p>
          </table:table-cell>
        </table:table-row>
        <table:table-row>
          <table:table-cell table:style-name="Table2.A2" office:value-type="string">
            <text:p text:style-name="P5">shift_scratch_mem_rw_address</text:p>
          </table:table-cell>
          <table:table-cell table:style-name="Table2.A2" office:value-type="string">
            <text:p text:style-name="P6">1</text:p>
          </table:table-cell>
          <table:table-cell table:style-name="Table2.C2" office:value-type="string">
            <text:p text:style-name="P5">Indicate data path to perform a shift in the rw memory address array to process next pixel. </text:p>
          </table:table-cell>
        </table:table-row>
        <table:table-row>
          <table:table-cell table:style-name="Table2.A2" office:value-type="string">
            <text:p text:style-name="P5">read_data_ready_input_mem</text:p>
          </table:table-cell>
          <table:table-cell table:style-name="Table2.A2" office:value-type="string">
            <text:p text:style-name="P6">1</text:p>
          </table:table-cell>
          <table:table-cell table:style-name="Table2.C2" office:value-type="string">
            <text:p text:style-name="P5">Indicate data path that read data from input memory is ready. </text:p>
          </table:table-cell>
        </table:table-row>
        <table:table-row>
          <table:table-cell table:style-name="Table2.A2" office:value-type="string">
            <text:p text:style-name="P5">histogram_computation_done</text:p>
          </table:table-cell>
          <table:table-cell table:style-name="Table2.A2" office:value-type="string">
            <text:p text:style-name="P6">1</text:p>
          </table:table-cell>
          <table:table-cell table:style-name="Table2.C2" office:value-type="string">
            <text:p text:style-name="P5">Indicate to top level control that histogram computation has been completed. </text:p>
          </table:table-cell>
        </table:table-row>
        <table:table-row>
          <table:table-cell table:style-name="Table2.A2" office:value-type="string">
            <text:p text:style-name="P5">read_data_ready_scratch_mem</text:p>
          </table:table-cell>
          <table:table-cell table:style-name="Table2.A2" office:value-type="string">
            <text:p text:style-name="P6">1</text:p>
          </table:table-cell>
          <table:table-cell table:style-name="Table2.C2" office:value-type="string">
            <text:p text:style-name="P5">Indicate data path that read data from scratch memory is ready.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2:49:39.730270302</meta:creation-date>
    <dc:date>2016-03-09T14:24:51.992338945</dc:date>
    <meta:editing-duration>PT1H22M3S</meta:editing-duration>
    <meta:editing-cycles>5</meta:editing-cycles>
    <meta:generator>LibreOffice/4.2.8.2$Linux_x86 LibreOffice_project/420m0$Build-2</meta:generator>
    <meta:document-statistic meta:table-count="2" meta:image-count="0" meta:object-count="0" meta:page-count="2" meta:paragraph-count="42" meta:word-count="172" meta:character-count="1168" meta:non-whitespace-character-count="1026"/>
  </office:meta>
</office:document-meta>
</file>